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byssinica SIL" svg:font-family="'Abyssinica SIL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1dc27"/>
    </style:style>
    <style:style style:name="P2" style:family="paragraph" style:parent-style-name="Standard">
      <style:text-properties style:font-name="Abyssinica SIL" fo:font-size="16pt" fo:font-weight="bold" officeooo:paragraph-rsid="0011dc27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Bitstream Charter" officeooo:paragraph-rsid="0011dc27"/>
    </style:style>
    <style:style style:name="P4" style:family="paragraph" style:parent-style-name="Standard">
      <style:text-properties style:font-name="Bitstream Charter" fo:font-weight="bold" officeooo:paragraph-rsid="0011dc27" style:font-weight-asian="bold" style:font-weight-complex="bold"/>
    </style:style>
    <style:style style:name="T1" style:family="text">
      <style:text-properties officeooo:rsid="0011dc27"/>
    </style:style>
    <style:style style:name="T2" style:family="text">
      <style:text-properties style:font-name="Bitstream Charter" officeooo:rsid="0011dc27"/>
    </style:style>
    <style:style style:name="T3" style:family="text">
      <style:text-properties fo:font-weight="bold" officeooo:rsid="0011dc27" style:font-weight-asian="bold" style:font-weight-complex="bold"/>
    </style:style>
    <style:style style:name="T4" style:family="text">
      <style:text-properties officeooo:rsid="001414da"/>
    </style:style>
    <style:style style:name="T5" style:family="text">
      <style:text-properties officeooo:rsid="001771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urriculum Vitae</text:span></text:p>
      <text:p text:style-name="P2"><text:span text:style-name="T1">Colm O’Neill</text:span></text:p>
      <text:p text:style-name="P1"><text:span text:style-name="T1"/></text:p>
      <text:p text:style-name="P3"><text:span text:style-name="T3">General information</text:span><text:span text:style-name="T1"></text:span></text:p>
      <text:p text:style-name="P3"><text:span text:style-name="T1">O’NEILL Colm</text:span></text:p>
      <text:p text:style-name="P3"><text:span text:style-name="T1">04/05/1990 IXELLES</text:span></text:p>
      <text:p text:style-name="P3"><text:span text:style-name="T1">IRISH</text:span></text:p>
      <text:p text:style-name="P3"><text:span text:style-name="T1">Avenue Félix 6 <text:s/></text:span></text:p>
      <text:p text:style-name="P3"><text:span text:style-name="T1">1330 RIXENSART</text:span></text:p>
      <text:p text:style-name="P3"><text:span text:style-name="T1">colmliamoneill@gmail.com</text:span></text:p>
      <text:p text:style-name="P3"><text:span text:style-name="T1">+32.2653.45.54</text:span></text:p>
      <text:p text:style-name="P3"><text:span text:style-name="T1">+32.478.47.93.50</text:span></text:p>
      <text:p text:style-name="P3"><text:span text:style-name="T1"/></text:p>
      <text:p text:style-name="P3"><text:span text:style-name="T1">http://colmoneill.net</text:span></text:p>
      <text:p text:style-name="P3"><text:span text:style-name="T1">http://blog.colmoneill.net</text:span></text:p>
      <text:p text:style-name="P3"><text:span text:style-name="T1">http://osp.constantvzw.org</text:span></text:p>
      <text:p text:style-name="P3"><text:span text:style-name="T1">http://lgru.net</text:span></text:p>
      <text:p text:style-name="P1"><text:a xlink:type="simple" xlink:href="http://aa.lgru.net/pages/Co-position/"><text:span text:style-name="T2">http://aa.lgru.net/pages/Co-position/</text:span></text:a></text:p>
      <text:p text:style-name="P3"><text:span text:style-name="T1"/></text:p>
      <text:p text:style-name="P4"><text:span text:style-name="T1">Current functions</text:span></text:p>
      <text:p text:style-name="P3"><text:span text:style-name="T1">—Third year bachelor student ENSAV La Cambre </text:span></text:p>
      <text:p text:style-name="P3"><text:span text:style-name="T1">–&gt; Graphic design and visual communication since 2010</text:span></text:p>
      <text:p text:style-name="P3"><text:span text:style-name="T1">—Member of Open Source Publishings since 2011</text:span></text:p>
      <text:p text:style-name="P3"><text:span text:style-name="T1">—Researcher with LGRU since 2012</text:span></text:p>
      <text:p text:style-name="P3"><text:span text:style-name="T1"/></text:p>
      <text:p text:style-name="P4"><text:span text:style-name="T1">Previous qualifications</text:span></text:p>
      <text:p text:style-name="P3"><text:span text:style-name="T1">— Graduated from E.S. INRACI photography technician in 2010</text:span></text:p>
      <text:p text:style-name="P3"><text:span text:style-name="T1"/></text:p>
      <text:p text:style-name="P3"><text:span text:style-name="T3">Previous Workshops or events</text:span></text:p>
      <text:p text:style-name="P3"><text:span text:style-name="T1">— «Co-Position» with the LGRU research team Brussels - february 2013</text:span></text:p>
      <text:p text:style-name="P3"><text:span text:style-name="T1"><text:tab/>Explorations in text and image layout</text:span></text:p>
      <text:p text:style-name="P3"><text:span text:style-name="T1"><text:tab/>http://issuu.com/colmoneill/docs/co-position_catalog</text:span></text:p>
      <text:p text:style-name="P3"><text:span text:style-name="T1">— Historical Berlin with Sevrin Wucher Berlin - january 2013</text:span></text:p>
      <text:p text:style-name="P3"><text:span text:style-name="T1"><text:tab/>The underground as a grid system.</text:span></text:p>
      <text:p text:style-name="P3"><text:span text:style-name="T1">— Photographic exhibition “Sell Your House And Buy Gold” <text:s/>Brussels may 2012</text:span></text:p>
      <text:p text:style-name="P3"><text:span text:style-name="T1"><text:tab/>to serve a book design of the same name. <text:tab/>http://issuu.com/colmoneill/docs/sell-your-house-and-buy-gold </text:span></text:p>
      <text:p text:style-name="P3"><text:span text:style-name="T1">— « Millenium » with Teresa Sdralevich Brussels - march 2012</text:span></text:p>
      <text:p text:style-name="P3"><text:span text:style-name="T1"><text:tab/>Prequel to the Millenium film festival. Month long exhibition at CIVA Brussels.</text:span></text:p>
      <text:p text:style-name="P3"><text:span text:style-name="T1">— « Décroissance » with Michel Debacker Brussels - february 2011</text:span></text:p>
      <text:p text:style-name="P3"><text:span text:style-name="T1"><text:tab/>Poster design workshop, with ideas of ecology. 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3">Personal introduction</text:span></text:p>
      <text:p text:style-name="P3"><text:span text:style-name="T1"/></text:p>
      <text:p text:style-name="P3"><text:span text:style-name="T1">Be it in photography or with design, narrative aspects have always tied the visual fields </text:span><text:span text:style-name="T4">together</text:span><text:span text:style-name="T1"> for him. An ever growing curiosity for the technicalities inside the tools in use had started early with experiments </text:span><text:span text:style-name="T4">dismantling</text:span><text:span text:style-name="T1"> common photographic file formats, and letting metadata make impacting decisions as a way to reveal procedures. Through design, the manipulation of composing elements soon revealed limitations, and narrow mindedness. While finding out about toolkit alternatives, Colm is </text:span><text:span text:style-name="T4">received</text:span><text:span text:style-name="T1"> as an intern in the Open Source Publishing project for a few months before </text:span><text:span text:style-name="T4">committing</text:span><text:span text:style-name="T1"> to the team permanently. Choosing to explore free and open source frameworks, a deeper understanding of the </text:span><text:span text:style-name="T4">functionalities</text:span><text:span text:style-name="T1"> were and are a real re-learning experience. Furthermore, joining forces with the researchers inside the LGRU group brought on a deeper conviction of the ways to g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byssinica SIL" svg:font-family="'Abyssinica SIL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m </meta:initial-creator>
    <meta:creation-date>2013-07-29T23:28:19</meta:creation-date>
    <dc:date>2013-07-30T00:12:29</dc:date>
    <dc:creator>colm </dc:creator>
    <meta:editing-duration>PT49S</meta:editing-duration>
    <meta:editing-cycles>2</meta:editing-cycles>
    <meta:generator>LibreOffice/3.6$Linux_x86 LibreOffice_project/360m1$Build-2</meta:generator>
    <meta:document-statistic meta:table-count="0" meta:image-count="0" meta:object-count="0" meta:page-count="2" meta:paragraph-count="37" meta:word-count="301" meta:character-count="2223" meta:non-whitespace-character-count="1903"/>
  </office:meta>
</office:document-meta>
</file>